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style-name="ce1" table:formula="of:=6.673848*10^-11" office:value-type="float" office:value="0.00000000006673848" calcext:value-type="float">
            <text:p>6.673848E-011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table:style-name="ce1" office:value-type="float" office:value="149597870700" calcext:value-type="float">
            <text:p>149597870700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table:style-name="ce1" table:formula="of:=1.98855*10^30" office:value-type="float" office:value="1.98855E+030" calcext:value-type="float">
            <text:p>198855000000000000000000000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gle (deg)</text:p>
          </table:table-cell>
          <table:table-cell table:style-name="ce1" office:value-type="float" office:value="0.110653875" calcext:value-type="float">
            <text:p>0.11065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style-name="ce1" table:formula="of:=1.66012*10^-7*'SM'" office:value-type="float" office:value="3.30123162599999E+023" calcext:value-type="float">
            <text:p>330123162599999000000000</text:p>
          </table:table-cell>
          <table:table-cell table:formula="of:=SM" office:value-type="float" office:value="1.98855E+030" calcext:value-type="float">
            <text:p>1988550000000000000000000000000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table:style-name="ce1" office:value-type="float" office:value="46001200000" calcext:value-type="float">
            <text:p>46001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style-name="ce1" office:value-type="float" office:value="69816900000" calcext:value-type="float">
            <text:p>69816900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formula="of:=Ap" office:value-type="float" office:value="69816900000" calcext:value-type="float">
            <text:p>698169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peri+Ap)/2" office:value-type="float" office:value="57909050000" calcext:value-type="float">
            <text:p>579090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v</text:p>
          </table:table-cell>
          <table:table-cell table:formula="of:=SQRT(G*Mass*(2/'ap'+1/'a'))" office:value-type="float" office:value="31.8055261497431" calcext:value-type="float">
            <text:p>31.805526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formula="of:=10^9" office:value-type="float" office:value="1000000000" calcext:value-type="float">
            <text:p>1000000000</text:p>
          </table:table-cell>
          <table:table-cell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(t0,w0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table:formula="of:=h*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table:formula="of:=[.B21]+[.B20]/2" office:value-type="float" office:value="500000000" calcext:value-type="float">
            <text:p>500000000</text:p>
          </table:table-cell>
          <table:table-cell/>
        </table:table-row>
        <table:table-row table:style-name="ro1">
          <table:table-cell office:value-type="string" calcext:value-type="string">
            <text:p>w1</text:p>
          </table:table-cell>
          <table:table-cell table:formula="of:=[.B22]+[.B24]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(t1,w1)</text:p>
          </table:table-cell>
          <table:table-cell table:formula="of:=G*[.B20]*[.C8]/(SQRT(x^2+y^2))^3" office:value-type="string" office:string-value="" calcext:value-type="error">
            <text:p>#NAME?</text:p>
          </table:table-cell>
          <table:table-cell/>
        </table:table-row>
      </table:table>
      <table:named-expressions>
        <table:named-range table:name="Angle" table:base-cell-address="$Sheet1.$B$7" table:cell-range-address="$Sheet1.$B$7"/>
        <table:named-range table:name="Ap" table:base-cell-address="$Sheet1.$B$10" table:cell-range-address="$Sheet1.$B$10"/>
        <table:named-range table:name="AU" table:base-cell-address="$Sheet1.$B$4" table:cell-range-address="$Sheet1.$B$4"/>
        <table:named-range table:name="G" table:base-cell-address="$Sheet1.$B$3" table:cell-range-address="$Sheet1.$B$3"/>
        <table:named-range table:name="h" table:base-cell-address="$Sheet1.$B$20" table:cell-range-address="$Sheet1.$B$20"/>
        <table:named-range table:name="Mass" table:base-cell-address="$Sheet1.$B$8" table:cell-range-address="$Sheet1.$B$8"/>
        <table:named-range table:name="peri" table:base-cell-address="$Sheet1.$B$9" table:cell-range-address="$Sheet1.$B$9"/>
        <table:named-range table:name="SM" table:base-cell-address="$Sheet1.$B$5" table:cell-range-address="$Sheet1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1:28:11.849611892</meta:creation-date>
    <dc:date>2015-04-13T22:12:32.029095086</dc:date>
    <meta:editing-duration>PT31M22S</meta:editing-duration>
    <meta:editing-cycles>2</meta:editing-cycles>
    <meta:generator>LibreOffice/4.2.7.2$Linux_X86_64 LibreOffice_project/420m0$Build-2</meta:generator>
    <meta:document-statistic meta:table-count="1" meta:cell-count="48" meta:object-count="0"/>
  </office:meta>
</office:document-meta>
</file>